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Result.setMassage( String ma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get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addExtra( Map &lt; String , Object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addData( InstanceSchema InstanceSchema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Schema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Result.setData( List &lt; InstanceSchema &gt;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setExtra( List &lt; Map &lt; String , Object &gt; &gt; extr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getMa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